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9001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draw:fill-color="#ffb515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17.5cm" svg:x="5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4cm" svg:x="8.5cm" svg:y="6cm">
          <text:p text:style-name="P1">Web-<text:line-break/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cm" svg:height="7cm" svg:x="-2.5cm" svg:y="4.5cm">
          <text:p text:style-name="P2"><text:span text:style-name="T1">Maschine/</text:span><text:span text:style-name="T1"><text:line-break/></text:span><text:span text:style-name="T1">Heiz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4cm" svg:x="7.8cm" svg:y="14.5cm">
          <text:p text:style-name="P1">Graphisches<text:line-break/>Userinterface<text:line-break/><text:line-break/>Touchscreen</text:p>
          <draw:enhanced-geometry svg:viewBox="0 0 21600 21600" draw:type="rectangle" draw:enhanced-path="M 0 0 L 21600 0 21600 21600 0 21600 0 0 Z N"/>
        </draw:custom-shape>
        <draw:frame draw:style-name="gr5" draw:layer="layout" svg:width="6.416cm" svg:height="0.962cm" svg:x="6.5cm" svg:y="2.538cm">
          <draw:text-box>
            <text:p>Luminary LM3S9B96</text:p>
          </draw:text-box>
        </draw:frame>
        <draw:custom-shape draw:style-name="gr2" draw:text-style-name="P1" draw:layer="layout" svg:width="2.5cm" svg:height="1.5cm" svg:x="8.5cm" svg:y="4.5cm">
          <text:p text:style-name="P1">Micro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5cm" svg:x="14cm" svg:y="7cm">
          <text:p text:style-name="P1">L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8.5cm" svg:x="1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20.5cm" svg:y="5.5cm">
          <text:p text:style-name="P1">Graphisches<text:line-break/>Userinterface<text:line-break/><text:line-break/>Touchscreen</text:p>
          <draw:enhanced-geometry svg:viewBox="0 0 21600 21600" draw:type="rectangle" draw:enhanced-path="M 0 0 L 21600 0 21600 21600 0 21600 0 0 Z N"/>
        </draw:custom-shape>
        <draw:frame draw:style-name="gr5" draw:layer="layout" svg:width="6.416cm" svg:height="0.962cm" svg:x="19cm" svg:y="2.538cm">
          <draw:text-box>
            <text:p>Luminary LM3S9B96</text:p>
          </draw:text-box>
        </draw:frame>
        <draw:custom-shape draw:style-name="gr2" draw:text-style-name="P1" draw:layer="layout" svg:width="1.5cm" svg:height="1.5cm" svg:x="17.5cm" svg:y="7cm">
          <text:p text:style-name="P1">LA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8.5cm" svg:x="18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20.5cm" svg:y="14.5cm">
          <text:p text:style-name="P1">Graphisches<text:line-break/>Userinterface</text:p>
          <text:p text:style-name="P1">im Web-<text:line-break/>browser</text:p>
          <draw:enhanced-geometry svg:viewBox="0 0 21600 21600" draw:type="rectangle" draw:enhanced-path="M 0 0 L 21600 0 21600 21600 0 21600 0 0 Z N"/>
        </draw:custom-shape>
        <draw:frame draw:style-name="gr5" draw:layer="layout" svg:width="6.128cm" svg:height="0.962cm" svg:x="19.5cm" svg:y="12.538cm">
          <draw:text-box>
            <text:p>PC mit Webbrowser</text:p>
          </draw:text-box>
        </draw:frame>
        <draw:custom-shape draw:style-name="gr2" draw:text-style-name="P1" draw:layer="layout" svg:width="1.5cm" svg:height="1.5cm" svg:x="17.5cm" svg:y="16cm">
          <text:p text:style-name="P1">LA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5cm" svg:y1="7.8cm" svg:x2="17.5cm" svg:y2="7.8cm">
          <text:p/>
        </draw:line>
        <draw:line draw:style-name="gr8" draw:text-style-name="P1" draw:layer="layout" svg:x1="16.5cm" svg:y1="7.8cm" svg:x2="16.5cm" svg:y2="16.8cm">
          <text:p/>
        </draw:line>
        <draw:line draw:style-name="gr8" draw:text-style-name="P1" draw:layer="layout" svg:x1="16.5cm" svg:y1="16.8cm" svg:x2="17.5cm" svg:y2="16.8cm">
          <text:p/>
        </draw:line>
        <draw:line draw:style-name="gr9" draw:text-style-name="P3" draw:layer="layout" svg:x1="11cm" svg:y1="7.8cm" svg:x2="14cm" svg:y2="7.8cm">
          <text:p text:style-name="P1"><text:span text:style-name="T1">HTTP</text:span></text:p>
        </draw:line>
        <draw:line draw:style-name="gr9" draw:text-style-name="P3" draw:layer="layout" svg:x1="4.5cm" svg:y1="7.8cm" svg:x2="8.5cm" svg:y2="7.8cm">
          <text:p text:style-name="P1"><text:span text:style-name="T1">CAN</text:span></text:p>
        </draw:line>
        <draw:line draw:style-name="gr9" draw:text-style-name="P3" draw:layer="layout" svg:x1="10cm" svg:y1="10cm" svg:x2="10cm" svg:y2="14.5cm">
          <text:p text:style-name="P1"><text:span text:style-name="T1">HTTP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zinger Martin</meta:initial-creator>
    <meta:creation-date>2010-02-10T11:57:07</meta:creation-date>
    <dc:date>2010-02-10T19:48:28</dc:date>
    <dc:creator>Anzinger Martin</dc:creator>
    <meta:editing-duration>PT02H21M00S</meta:editing-duration>
    <meta:editing-cycles>2</meta:editing-cycles>
    <meta:generator>OpenOffice.org/3.1$Unix OpenOffice.org_project/310m19$Build-9420</meta:generator>
    <meta:document-statistic meta:object-count="21"/>
  </office:meta>
</office:document-meta>
</file>